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761in"/>
    </style:style>
    <style:style style:name="co5" style:family="table-column">
      <style:table-column-properties fo:break-before="auto" style:column-width="0.4819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0000"/>
      <style:text-properties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number-columns-repeated="1018" table:default-cell-style-name="ce1"/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iteration results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2694262504578" calcext:value-type="float">
            <text:p>6.426942625</text:p>
          </table:table-cell>
          <table:table-cell office:value-type="float" office:value="16.8718622589111" calcext:value-type="float">
            <text:p>16.8718622589</text:p>
          </table:table-cell>
          <table:table-cell office:value-type="float" office:value="38.5687702941895" calcext:value-type="float">
            <text:p>38.568770294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H2]+[.B1]+[.A2]+[.B3])/4" office:value-type="float" office:value="6.42783896446228" calcext:value-type="float">
            <text:p>6.4278389645</text:p>
          </table:table-cell>
          <table:table-cell table:formula="of:=([.I2]+[.C1]+[.B2]+[.C3])/4" office:value-type="float" office:value="16.8735896968842" calcext:value-type="float">
            <text:p>16.8735896969</text:p>
          </table:table-cell>
          <table:table-cell table:formula="of:=([.E2]+[.D1]+[.C2]+[.D3])/4" office:value-type="float" office:value="38.5702367687225" calcext:value-type="float">
            <text:p>38.5702367687</text:p>
          </table:table-cell>
          <table:table-cell table:number-columns-repeated="2"/>
          <table:table-cell office:value-type="float" office:value="5.625" calcext:value-type="float">
            <text:p>5.625</text:p>
          </table:table-cell>
          <table:table-cell office:value-type="float" office:value="16.875" calcext:value-type="float">
            <text:p>16.875</text:p>
          </table:table-cell>
          <table:table-cell office:value-type="float" office:value="39.375" calcext:value-type="float">
            <text:p>39.375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3776616096497" calcext:value-type="float">
            <text:p>8.837766161</text:p>
          </table:table-cell>
          <table:table-cell office:value-type="float" office:value="22.4971793937683" calcext:value-type="float">
            <text:p>22.4971793938</text:p>
          </table:table-cell>
          <table:table-cell office:value-type="float" office:value="47.409084815979" calcext:value-type="float">
            <text:p>47.409084816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H3]+2*[.G2]+[.A3])/4" office:value-type="float" office:value="8.83852107912302" calcext:value-type="float">
            <text:p>8.8385210791</text:p>
          </table:table-cell>
          <table:table-cell table:formula="of:=([.I3]+2*[.H2]+[.B3])/4" office:value-type="float" office:value="22.4984063875675" calcext:value-type="float">
            <text:p>22.4984063876</text:p>
          </table:table-cell>
          <table:table-cell table:formula="of:=([.E3]+[.D2]+[.C3]+[.D4])/4" office:value-type="float" office:value="47.4086799955368" calcext:value-type="float">
            <text:p>47.4086799955</text:p>
          </table:table-cell>
          <table:table-cell table:number-columns-repeated="2"/>
          <table:table-cell office:value-type="float" office:value="8.4375" calcext:value-type="float">
            <text:p>8.4375</text:p>
          </table:table-cell>
          <table:table-cell office:value-type="float" office:value="22.5" calcext:value-type="float">
            <text:p>22.5</text:p>
          </table:table-cell>
          <table:table-cell office:value-type="float" office:value="47.815" calcext:value-type="float">
            <text:p>47.815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2694262504578" calcext:value-type="float">
            <text:p>6.426942625</text:p>
          </table:table-cell>
          <table:table-cell office:value-type="float" office:value="16.8718622589111" calcext:value-type="float">
            <text:p>16.8718622589</text:p>
          </table:table-cell>
          <table:table-cell office:value-type="float" office:value="38.5687702941895" calcext:value-type="float">
            <text:p>38.5687702942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G2]" office:value-type="float" office:value="6.42783896446228" calcext:value-type="float">
            <text:p>6.4278389645</text:p>
          </table:table-cell>
          <table:table-cell table:formula="of:=[.H2]" office:value-type="float" office:value="16.8735896968842" calcext:value-type="float">
            <text:p>16.8735896969</text:p>
          </table:table-cell>
          <table:table-cell table:formula="of:=[.I2]" office:value-type="float" office:value="38.5702367687225" calcext:value-type="float">
            <text:p>38.5702367687</text:p>
          </table:table-cell>
          <table:table-cell table:number-columns-repeated="2"/>
          <table:table-cell office:value-type="float" office:value="5.625" calcext:value-type="float">
            <text:p>5.625</text:p>
          </table:table-cell>
          <table:table-cell office:value-type="float" office:value="16.875" calcext:value-type="float">
            <text:p>16.875</text:p>
          </table:table-cell>
          <table:table-cell office:value-type="float" office:value="39.375" calcext:value-type="float">
            <text:p>39.375</text:p>
          </table:table-cell>
          <table:table-cell table:number-columns-repeated="101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itial values</text:p>
          </table:table-cell>
          <table:table-cell table:number-columns-repeated="4"/>
          <table:table-cell office:value-type="string" calcext:value-type="string">
            <text:p>final values</text:p>
          </table:table-cell>
          <table:table-cell table:number-columns-repeated="3"/>
          <table:table-cell office:value-type="float" office:value="6.28421875" calcext:value-type="float">
            <text:p>6.28421875</text:p>
          </table:table-cell>
          <table:table-cell office:value-type="float" office:value="16.699375" calcext:value-type="float">
            <text:p>16.699375</text:p>
          </table:table-cell>
          <table:table-cell office:value-type="float" office:value="38.6725" calcext:value-type="float">
            <text:p>38.6725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8.74515625" calcext:value-type="float">
            <text:p>8.74515625</text:p>
          </table:table-cell>
          <table:table-cell office:value-type="float" office:value="22.4121875" calcext:value-type="float">
            <text:p>22.4121875</text:p>
          </table:table-cell>
          <table:table-cell office:value-type="float" office:value="47.8125" calcext:value-type="float">
            <text:p>47.8125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6.28421875" calcext:value-type="float">
            <text:p>6.28421875</text:p>
          </table:table-cell>
          <table:table-cell office:value-type="float" office:value="16.699375" calcext:value-type="float">
            <text:p>16.699375</text:p>
          </table:table-cell>
          <table:table-cell office:value-type="float" office:value="38.6725" calcext:value-type="float">
            <text:p>38.67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float" office:value="6.3940625" calcext:value-type="float">
            <text:p>6.3940625</text:p>
          </table:table-cell>
          <table:table-cell office:value-type="float" office:value="16.83109375" calcext:value-type="float">
            <text:p>16.83109375</text:p>
          </table:table-cell>
          <table:table-cell office:value-type="float" office:value="38.62796875" calcext:value-type="float">
            <text:p>38.62796875</text:p>
          </table:table-cell>
          <table:table-cell table:number-columns-repeated="101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office:value-type="float" office:value="8.8124462890625" calcext:value-type="float">
            <text:p>8.8124462891</text:p>
          </table:table-cell>
          <table:table-cell office:value-type="float" office:value="22.46166015625" calcext:value-type="float">
            <text:p>22.4616601563</text:p>
          </table:table-cell>
          <table:table-cell office:value-type="float" office:value="47.439296875" calcext:value-type="float">
            <text:p>47.439296875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25" calcext:value-type="float">
            <text:p>5.625</text:p>
          </table:table-cell>
          <table:table-cell office:value-type="float" office:value="16.875" calcext:value-type="float">
            <text:p>16.875</text:p>
          </table:table-cell>
          <table:table-cell office:value-type="float" office:value="39.375" calcext:value-type="float">
            <text:p>39.37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H12]+[.B11]+[.A12]+[.B13])/4" office:value-type="float" office:value="6.28421875" calcext:value-type="float">
            <text:p>6.28421875</text:p>
          </table:table-cell>
          <table:table-cell table:formula="of:=([.I12]+[.C11]+[.B12]+[.C13])/4" office:value-type="float" office:value="16.699375" calcext:value-type="float">
            <text:p>16.699375</text:p>
          </table:table-cell>
          <table:table-cell table:formula="of:=([.E12]+[.D11]+[.C12]+[.D13])/4" office:value-type="float" office:value="38.6725" calcext:value-type="float">
            <text:p>38.6725</text:p>
          </table:table-cell>
          <table:table-cell table:number-columns-repeated="2"/>
          <table:table-cell office:value-type="float" office:value="6.3940625" calcext:value-type="float">
            <text:p>6.3940625</text:p>
          </table:table-cell>
          <table:table-cell office:value-type="float" office:value="16.83109375" calcext:value-type="float">
            <text:p>16.83109375</text:p>
          </table:table-cell>
          <table:table-cell office:value-type="float" office:value="38.62796875" calcext:value-type="float">
            <text:p>38.62796875</text:p>
          </table:table-cell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375" calcext:value-type="float">
            <text:p>8.4375</text:p>
          </table:table-cell>
          <table:table-cell office:value-type="float" office:value="22.5" calcext:value-type="float">
            <text:p>22.5</text:p>
          </table:table-cell>
          <table:table-cell office:value-type="float" office:value="47.815" calcext:value-type="float">
            <text:p>47.81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([.H13]+2*[.G12]+[.A13])/4" office:value-type="float" office:value="8.74515625" calcext:value-type="float">
            <text:p>8.74515625</text:p>
          </table:table-cell>
          <table:table-cell table:formula="of:=([.I13]+2*[.H12]+[.B13])/4" office:value-type="float" office:value="22.4121875" calcext:value-type="float">
            <text:p>22.4121875</text:p>
          </table:table-cell>
          <table:table-cell table:formula="of:=([.E13]+[.D12]+[.C13]+[.D14])/4" office:value-type="float" office:value="47.8125" calcext:value-type="float">
            <text:p>47.8125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25" calcext:value-type="float">
            <text:p>5.625</text:p>
          </table:table-cell>
          <table:table-cell office:value-type="float" office:value="16.875" calcext:value-type="float">
            <text:p>16.875</text:p>
          </table:table-cell>
          <table:table-cell office:value-type="float" office:value="39.375" calcext:value-type="float">
            <text:p>39.375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G12]" office:value-type="float" office:value="6.28421875" calcext:value-type="float">
            <text:p>6.28421875</text:p>
          </table:table-cell>
          <table:table-cell table:formula="of:=[.H12]" office:value-type="float" office:value="16.699375" calcext:value-type="float">
            <text:p>16.699375</text:p>
          </table:table-cell>
          <table:table-cell table:formula="of:=[.I12]" office:value-type="float" office:value="38.6725" calcext:value-type="float">
            <text:p>38.6725</text:p>
          </table:table-cell>
          <table:table-cell table:number-columns-repeated="2"/>
          <table:table-cell office:value-type="float" office:value="6.41706909179688" calcext:value-type="float">
            <text:p>6.4170690918</text:p>
          </table:table-cell>
          <table:table-cell office:value-type="float" office:value="16.855830078125" calcext:value-type="float">
            <text:p>16.8558300781</text:p>
          </table:table-cell>
          <table:table-cell office:value-type="float" office:value="38.56759765625" calcext:value-type="float">
            <text:p>38.5675976563</text:p>
          </table:table-cell>
          <table:table-cell table:number-columns-repeated="1010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office:value-type="float" office:value="8.83062866210938" calcext:value-type="float">
            <text:p>8.8306286621</text:p>
          </table:table-cell>
          <table:table-cell office:value-type="float" office:value="22.4883764648438" calcext:value-type="float">
            <text:p>22.4883764648</text:p>
          </table:table-cell>
          <table:table-cell office:value-type="float" office:value="47.4293994140625" calcext:value-type="float">
            <text:p>47.4293994141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first values stored for safety and re-use</text:p>
          </table:table-cell>
          <table:table-cell table:number-columns-repeated="8"/>
          <table:table-cell office:value-type="float" office:value="6.41706909179688" calcext:value-type="float">
            <text:p>6.4170690918</text:p>
          </table:table-cell>
          <table:table-cell office:value-type="float" office:value="16.855830078125" calcext:value-type="float">
            <text:p>16.8558300781</text:p>
          </table:table-cell>
          <table:table-cell office:value-type="float" office:value="38.56759765625" calcext:value-type="float">
            <text:p>38.567597656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float" office:value="6.42495422363281" calcext:value-type="float">
            <text:p>6.4249542236</text:p>
          </table:table-cell>
          <table:table-cell office:value-type="float" office:value="16.8691882324219" calcext:value-type="float">
            <text:p>16.8691882324</text:p>
          </table:table-cell>
          <table:table-cell office:value-type="float" office:value="38.5713073730469" calcext:value-type="float">
            <text:p>38.571307373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8.83590824127197" calcext:value-type="float">
            <text:p>8.8359082413</text:p>
          </table:table-cell>
          <table:table-cell office:value-type="float" office:value="22.4937245178223" calcext:value-type="float">
            <text:p>22.4937245178</text:p>
          </table:table-cell>
          <table:table-cell office:value-type="float" office:value="47.4058929443359" calcext:value-type="float">
            <text:p>47.4058929443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6.42495422363281" calcext:value-type="float">
            <text:p>6.4249542236</text:p>
          </table:table-cell>
          <table:table-cell office:value-type="float" office:value="16.8691882324219" calcext:value-type="float">
            <text:p>16.8691882324</text:p>
          </table:table-cell>
          <table:table-cell office:value-type="float" office:value="38.5713073730469" calcext:value-type="float">
            <text:p>38.57130737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float" office:value="6.42694262504578" calcext:value-type="float">
            <text:p>6.426942625</text:p>
          </table:table-cell>
          <table:table-cell office:value-type="float" office:value="16.8718622589111" calcext:value-type="float">
            <text:p>16.8718622589</text:p>
          </table:table-cell>
          <table:table-cell office:value-type="float" office:value="38.5687702941895" calcext:value-type="float">
            <text:p>38.5687702942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8.83776616096497" calcext:value-type="float">
            <text:p>8.837766161</text:p>
          </table:table-cell>
          <table:table-cell office:value-type="float" office:value="22.4971793937683" calcext:value-type="float">
            <text:p>22.4971793938</text:p>
          </table:table-cell>
          <table:table-cell office:value-type="float" office:value="47.409084815979" calcext:value-type="float">
            <text:p>47.409084816</text:p>
          </table:table-cell>
          <table:table-cell table:number-columns-repeated="1010"/>
        </table:table-row>
        <table:table-row table:style-name="ro1">
          <table:table-cell table:number-columns-repeated="11"/>
          <table:table-cell office:value-type="float" office:value="6.42694262504578" calcext:value-type="float">
            <text:p>6.426942625</text:p>
          </table:table-cell>
          <table:table-cell office:value-type="float" office:value="16.8718622589111" calcext:value-type="float">
            <text:p>16.8718622589</text:p>
          </table:table-cell>
          <table:table-cell office:value-type="float" office:value="38.5687702941895" calcext:value-type="float">
            <text:p>38.5687702942</text:p>
          </table:table-cell>
          <table:table-cell table:number-columns-repeated="101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0:38:34.924034641</meta:creation-date>
    <dc:date>2016-05-07T11:01:43.532875317</dc:date>
    <meta:editing-duration>PT7M38S</meta:editing-duration>
    <meta:editing-cycles>2</meta:editing-cycles>
    <meta:generator>LibreOffice/4.2.8.2$Linux_x86 LibreOffice_project/420m0$Build-2</meta:generator>
    <meta:document-statistic meta:table-count="1" meta:cell-count="121" meta:object-count="0"/>
  </office:meta>
</office:document-meta>
</file>